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map style:condition="cell-content()&lt;=499" style:apply-style-name="Default" style:base-cell-address="Sheet1.D2"/>
      <style:map style:condition="cell-content-is-between(500,999)" style:apply-style-name="Default" style:base-cell-address="Sheet1.D2"/>
      <style:map style:condition="cell-content()&gt;999" style:apply-style-name="Default" style:base-cell-address="Sheet1.D2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rge Bags</text:p>
          </table:table-cell>
          <table:table-cell office:value-type="string" calcext:value-type="string">
            <text:p>Small bags</text:p>
          </table:table-cell>
          <table:table-cell office:value-type="string" calcext:value-type="string">
            <text:p>Gross Lg</text:p>
          </table:table-cell>
          <table:table-cell table:style-name="Default" office:value-type="string" calcext:value-type="string">
            <text:p>Gross Sm</text:p>
          </table:table-cell>
          <table:table-cell office:value-type="string" calcext:value-type="string">
            <text:p>Date Ordered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F([.A2]&lt;=499;[.A2]*4.1;[.A2]*4)" office:value-type="float" office:value="0" calcext:value-type="float">
            <text:p>0</text:p>
          </table:table-cell>
          <table:table-cell table:formula="of:=IF([.B2]&lt;=499; [.B2]*1.65; IF(500 &lt;= [.B2] &lt;1000; [.B2]*1.55; [.B2]*1.5))" office:value-type="float" office:value="33" calcext:value-type="float">
            <text:p>33</text:p>
          </table:table-cell>
          <table:table-cell table:style-name="ce2" office:value-type="date" office:date-value="2017-02-17" calcext:value-type="date">
            <text:p>02/17/1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IF([.A3]&lt;=499;[.A3]*4.1;[.A3]*4)" office:value-type="float" office:value="0" calcext:value-type="float">
            <text:p>0</text:p>
          </table:table-cell>
          <table:table-cell table:formula="of:=IF([.B3]&lt;=499; [.B3]*1.65; IF(500 &lt;= [.B3] &lt;1000; [.B3]*1.55; [.B3]*1.5))" office:value-type="float" office:value="165" calcext:value-type="float">
            <text:p>165</text:p>
          </table:table-cell>
          <table:table-cell table:style-name="ce2" office:value-type="date" office:date-value="2017-02-03" calcext:value-type="date">
            <text:p>02/03/17</text:p>
          </table:table-cell>
          <table:table-cell/>
          <table:table-cell table:formula="of:=SUM([.C2:.C30]) + SUM([.D2:.D30]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IF([.A4]&lt;=499;[.A4]*4.1;[.A4]*4)" office:value-type="float" office:value="0" calcext:value-type="float">
            <text:p>0</text:p>
          </table:table-cell>
          <table:table-cell table:formula="of:=IF([.B4]&lt;=499; [.B4]*1.65; IF(500 &lt;= [.B4] &lt;1000; [.B4]*1.55; [.B4]*1.5))" office:value-type="float" office:value="198" calcext:value-type="float">
            <text:p>198</text:p>
          </table:table-cell>
          <table:table-cell table:style-name="ce2" office:value-type="date" office:date-value="2017-07-27" calcext:value-type="date">
            <text:p>07/27/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A5]&lt;=499;[.A5]*4.1;[.A5]*4)" office:value-type="float" office:value="0" calcext:value-type="float">
            <text:p>0</text:p>
          </table:table-cell>
          <table:table-cell table:formula="of:=IF([.B5]&lt;=499; [.B5]*1.65; IF(500 &lt;= [.B5] &lt;1000; [.B5]*1.55; [.B5]*1.5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IF([.A6]&lt;=499;[.A6]*4.1;[.A6]*4)" office:value-type="float" office:value="0" calcext:value-type="float">
            <text:p>0</text:p>
          </table:table-cell>
          <table:table-cell table:formula="of:=IF([.B6]&lt;=499; [.B6]*1.65; IF(500 &lt;= [.B6] &lt;1000; [.B6]*1.55; [.B6]*1.5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IF([.A7]&lt;=499;[.A7]*4.1;[.A7]*4)" office:value-type="float" office:value="0" calcext:value-type="float">
            <text:p>0</text:p>
          </table:table-cell>
          <table:table-cell table:formula="of:=IF([.B7]&lt;=499; [.B7]*1.65; IF(500 &lt;= [.B7] &lt;1000; [.B7]*1.55; [.B7]*1.5))" office:value-type="float" office:value="0" calcext:value-type="float">
            <text:p>0</text:p>
          </table:table-cell>
          <table:table-cell table:number-columns-repeated="3"/>
        </table:table-row>
        <calcext:conditional-formats>
          <calcext:conditional-format calcext:target-range-address="Sheet1.D2:Sheet1.D7">
            <calcext:condition calcext:apply-style-name="Default" calcext:value="&lt;=499" calcext:base-cell-address="Sheet1.D2"/>
            <calcext:condition calcext:apply-style-name="Default" calcext:value="between(500,999)" calcext:base-cell-address="Sheet1.D2"/>
            <calcext:condition calcext:apply-style-name="Default" calcext:value="&gt;999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1:36:28.211651008</meta:creation-date>
    <dc:date>2017-02-24T23:24:48.157825452</dc:date>
    <meta:editing-duration>PT11H15M57S</meta:editing-duration>
    <meta:editing-cycles>2</meta:editing-cycles>
    <meta:generator>LibreOffice/5.1.4.2$Linux_X86_64 LibreOffice_project/10m0$Build-2</meta:generator>
    <meta:document-statistic meta:table-count="1" meta:cell-count="27" meta:object-count="0"/>
  </office:meta>
</office:document-meta>
</file>